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3cm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101cm" svg:y1="1.149cm" svg:x2="1.501cm" svg:y2="1.149cm">
          <text:p/>
        </draw:line>
        <draw:line draw:style-name="gr1" draw:text-style-name="P1" draw:layer="layout" svg:x1="0.1cm" svg:y1="0.8cm" svg:x2="1.5cm" svg:y2="0.8cm">
          <text:p/>
        </draw:line>
        <draw:line draw:style-name="gr1" draw:text-style-name="P1" draw:layer="layout" svg:x1="0.8cm" svg:y1="0.1cm" svg:x2="0.8cm" svg:y2="1.5cm">
          <text:p/>
        </draw:line>
        <draw:line draw:style-name="gr1" draw:text-style-name="P1" draw:layer="layout" svg:x1="1.149cm" svg:y1="0.1cm" svg:x2="1.149cm" svg:y2="1.5cm">
          <text:p/>
        </draw:line>
        <draw:line draw:style-name="gr1" draw:text-style-name="P1" draw:layer="layout" svg:x1="0.45cm" svg:y1="0.1cm" svg:x2="0.45cm" svg:y2="1.5cm">
          <text:p/>
        </draw:line>
        <draw:line draw:style-name="gr1" draw:text-style-name="P1" draw:layer="layout" svg:x1="0.101cm" svg:y1="0.45cm" svg:x2="1.501cm" svg:y2="0.45cm">
          <text:p/>
        </draw:line>
        <draw:line draw:style-name="gr1" draw:text-style-name="P1" draw:layer="layout" svg:x1="0.101cm" svg:y1="1.498cm" svg:x2="1.501cm" svg:y2="1.498cm">
          <text:p/>
        </draw:line>
        <draw:line draw:style-name="gr1" draw:text-style-name="P1" draw:layer="layout" svg:x1="0.1cm" svg:y1="0.101cm" svg:x2="1.5cm" svg:y2="0.101cm">
          <text:p/>
        </draw:line>
        <draw:line draw:style-name="gr1" draw:text-style-name="P1" draw:layer="layout" svg:x1="0.101cm" svg:y1="0.101cm" svg:x2="0.101cm" svg:y2="1.501cm">
          <text:p/>
        </draw:line>
        <draw:line draw:style-name="gr1" draw:text-style-name="P1" draw:layer="layout" svg:x1="1.498cm" svg:y1="0.101cm" svg:x2="1.498cm" svg:y2="1.5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0-12-02T19:28:31.723472161</dc:date>
    <meta:editing-duration>PT16H40M17S</meta:editing-duration>
    <meta:editing-cycles>27</meta:editing-cycles>
    <meta:generator>LibreOffice/7.0.0.0.beta2$Linux_X86_64 LibreOffice_project/00$Build-0</meta:generator>
    <meta:document-statistic meta:object-count="10"/>
  </office:meta>
</office:document-meta>
</file>